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8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1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4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35" style:family="table-cell" style:parent-style-name="Pivot_20_Table_20_Value">
      <style:table-cell-properties fo:border-bottom="none" fo:border-left="0.99pt solid #000000" fo:border-right="none" fo:border-top="none"/>
    </style:style>
    <style:style style:name="ce36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37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38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9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0" style:family="table-cell" style:parent-style-name="Pivot_20_Table_20_Value">
      <style:table-cell-properties fo:border-bottom="none" fo:border-left="none" fo:border-right="none" fo:border-top="0.99pt solid #000000"/>
    </style:style>
    <style:style style:name="ce41" style:family="table-cell" style:parent-style-name="Pivot_20_Table_20_Value">
      <style:table-cell-properties fo:border-bottom="0.99pt solid #000000" fo:border-left="none" fo:border-right="none" fo:border-top="none"/>
    </style:style>
    <style:style style:name="ce42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43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44" style:family="table-cell" style:parent-style-name="Pivot_20_Table_20_Value">
      <style:table-cell-properties fo:border-bottom="none" fo:border-left="none" fo:border-right="0.99pt solid #000000" fo:border-top="none"/>
    </style:style>
    <style:style style:name="ce45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46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4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8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49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66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67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68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69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70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1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2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73" style:family="table-cell" style:parent-style-name="Pivot_20_Table_20_Field">
      <style:table-cell-properties fo:border="0.99pt solid #000000"/>
    </style:style>
    <style:style style:name="ce74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75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76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77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79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80" style:family="table-cell" style:parent-style-name="Pivot_20_Table_20_Category" style:data-style-name="N0"/>
    <style:style style:name="ce81" style:family="table-cell" style:parent-style-name="Pivot_20_Table_20_Corner">
      <style:table-cell-properties fo:border-bottom="none" fo:border-left="none" fo:border-right="none" fo:border-top="2.01pt solid #000000"/>
    </style:style>
    <style:style style:name="ce82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83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84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85" style:family="table-cell" style:parent-style-name="Pivot_20_Table_20_Corner">
      <style:table-cell-properties fo:border-bottom="none" fo:border-left="2.01pt solid #000000" fo:border-right="none" fo:border-top="none"/>
    </style:style>
    <style:style style:name="ce86" style:family="table-cell" style:parent-style-name="Pivot_20_Table_20_Corner">
      <style:table-cell-properties fo:border-bottom="none" fo:border-left="none" fo:border-right="0.99pt solid #000000" fo:border-top="none"/>
    </style:style>
    <style:style style:name="ce88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89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9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9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9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9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5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96" style:family="table-cell" style:parent-style-name="Pivot_20_Table_20_Value">
      <style:table-cell-properties fo:border-bottom="none" fo:border-left="0.99pt solid #000000" fo:border-right="none" fo:border-top="none"/>
    </style:style>
    <style:style style:name="ce97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98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9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0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01" style:family="table-cell" style:parent-style-name="Pivot_20_Table_20_Value">
      <style:table-cell-properties fo:border-bottom="none" fo:border-left="none" fo:border-right="none" fo:border-top="0.99pt solid #000000"/>
    </style:style>
    <style:style style:name="ce102" style:family="table-cell" style:parent-style-name="Pivot_20_Table_20_Value">
      <style:table-cell-properties fo:border-bottom="0.99pt solid #000000" fo:border-left="none" fo:border-right="none" fo:border-top="none"/>
    </style:style>
    <style:style style:name="ce103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104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05" style:family="table-cell" style:parent-style-name="Pivot_20_Table_20_Value">
      <style:table-cell-properties fo:border-bottom="none" fo:border-left="none" fo:border-right="0.99pt solid #000000" fo:border-top="none"/>
    </style:style>
    <style:style style:name="ce106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107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10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09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110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111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112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113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14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11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1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17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18" style:family="table-cell" style:parent-style-name="Pivot_20_Table_20_Field">
      <style:table-cell-properties fo:border="0.99pt solid #000000"/>
    </style:style>
    <style:style style:name="ce11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20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2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2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23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124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125" style:family="table-cell" style:parent-style-name="Pivot_20_Table_20_Category" style:data-style-name="N0"/>
    <style:style style:name="ce126" style:family="table-cell" style:parent-style-name="Pivot_20_Table_20_Corner">
      <style:table-cell-properties fo:border-bottom="none" fo:border-left="none" fo:border-right="none" fo:border-top="2.01pt solid #000000"/>
    </style:style>
    <style:style style:name="ce127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128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129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130" style:family="table-cell" style:parent-style-name="Pivot_20_Table_20_Corner">
      <style:table-cell-properties fo:border-bottom="none" fo:border-left="2.01pt solid #000000" fo:border-right="none" fo:border-top="none"/>
    </style:style>
    <style:style style:name="ce131" style:family="table-cell" style:parent-style-name="Pivot_20_Table_20_Corner">
      <style:table-cell-properties fo:border-bottom="none" fo:border-left="none" fo:border-right="0.9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 office:value-type="string" calcext:value-type="string">
            <text:p>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い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う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え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お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か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き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く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け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こ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さ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し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す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せ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そ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た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ち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つ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て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と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</table:table-row>
      </table:table>
      <table:table table:name="p" table:style-name="ta1">
        <table:table-column table:style-name="co1" table:default-cell-style-name="ce91"/>
        <table:table-column table:style-name="co1" table:default-cell-style-name="ce96"/>
        <table:table-column table:style-name="co1" table:number-columns-repeated="4" table:default-cell-style-name="Pivot_20_Table_20_Value"/>
        <table:table-column table:style-name="co1" table:default-cell-style-name="ce105"/>
        <table:table-column table:style-name="co1" table:default-cell-style-name="ce111"/>
        <table:table-row table:style-name="ro1">
          <table:table-cell table:style-name="ce88" office:value-type="string" calcext:value-type="string">
            <text:p>合計 - Price</text:p>
          </table:table-cell>
          <table:table-cell table:style-name="ce93" office:value-type="string" calcext:value-type="string">
            <text:p>Class</text:p>
          </table:table-cell>
          <table:table-cell table:style-name="ce99" table:number-columns-repeated="5"/>
          <table:table-cell table:style-name="ce108"/>
        </table:table-row>
        <table:table-row table:style-name="ro1">
          <table:table-cell table:style-name="ce89" office:value-type="string" calcext:value-type="string">
            <text:p>Name</text:p>
          </table:table-cell>
          <table:table-cell table:style-name="ce94" office:value-type="string" calcext:value-type="string">
            <text:p>A</text:p>
          </table:table-cell>
          <table:table-cell table:style-name="ce100" office:value-type="string" calcext:value-type="string">
            <text:p>B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X</text:p>
          </table:table-cell>
          <table:table-cell table:style-name="ce100" office:value-type="string" calcext:value-type="string">
            <text:p>Y</text:p>
          </table:table-cell>
          <table:table-cell table:style-name="ce100" office:value-type="string" calcext:value-type="string">
            <text:p>Z</text:p>
          </table:table-cell>
          <table:table-cell table:style-name="ce109" office:value-type="string" calcext:value-type="string">
            <text:p>合計 結果</text:p>
          </table:table-cell>
        </table:table-row>
        <table:table-row table:style-name="ro1">
          <table:table-cell table:style-name="ce90" office:value-type="string" calcext:value-type="string">
            <text:p>あ</text:p>
          </table:table-cell>
          <table:table-cell table:style-name="ce95" office:value-type="float" office:value="10" calcext:value-type="float">
            <text:p>10</text:p>
          </table:table-cell>
          <table:table-cell table:style-name="ce101" table:number-columns-repeated="4"/>
          <table:table-cell table:style-name="ce104"/>
          <table:table-cell table:style-name="ce11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い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う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え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お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か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き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く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け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こ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さ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し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す</text:p>
          </table:table-cell>
          <table:table-cell table:number-columns-repeated="5"/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せ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そ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た</text:p>
          </table:table-cell>
          <table:table-cell table:number-columns-repeated="5"/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ち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つ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て</text:p>
          </table:table-cell>
          <table:table-cell table:number-columns-repeated="5"/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と</text:p>
          </table:table-cell>
          <table:table-cell table:style-name="ce97"/>
          <table:table-cell table:style-name="ce102" table:number-columns-repeated="2"/>
          <table:table-cell table:style-name="ce102" office:value-type="float" office:value="29" calcext:value-type="float">
            <text:p>29</text:p>
          </table:table-cell>
          <table:table-cell table:style-name="ce102"/>
          <table:table-cell table:style-name="ce106"/>
          <table:table-cell table:style-name="ce112" office:value-type="float" office:value="29" calcext:value-type="float">
            <text:p>29</text:p>
          </table:table-cell>
        </table:table-row>
        <table:table-row table:style-name="ro1">
          <table:table-cell table:style-name="ce92" office:value-type="string" calcext:value-type="string">
            <text:p>合計 結果</text:p>
          </table:table-cell>
          <table:table-cell table:style-name="ce98" office:value-type="float" office:value="58" calcext:value-type="float">
            <text:p>58</text:p>
          </table:table-cell>
          <table:table-cell table:style-name="ce103" office:value-type="float" office:value="42" calcext:value-type="float">
            <text:p>42</text:p>
          </table:table-cell>
          <table:table-cell table:style-name="ce103" office:value-type="float" office:value="45" calcext:value-type="float">
            <text:p>45</text:p>
          </table:table-cell>
          <table:table-cell table:style-name="ce103" office:value-type="float" office:value="98" calcext:value-type="float">
            <text:p>98</text:p>
          </table:table-cell>
          <table:table-cell table:style-name="ce103" office:value-type="float" office:value="72" calcext:value-type="float">
            <text:p>72</text:p>
          </table:table-cell>
          <table:table-cell table:style-name="ce107" office:value-type="float" office:value="75" calcext:value-type="float">
            <text:p>75</text:p>
          </table:table-cell>
          <table:table-cell table:style-name="ce113" office:value-type="float" office:value="390" calcext:value-type="float">
            <text:p>390</text:p>
          </table:table-cell>
        </table:table-row>
      </table:table>
      <table:table table:name="p_gl" table:style-name="ta1">
        <table:table-column table:style-name="co1" table:default-cell-style-name="ce91"/>
        <table:table-column table:style-name="co1" table:default-cell-style-name="ce120"/>
        <table:table-column table:style-name="co1" table:default-cell-style-name="ce96"/>
        <table:table-column table:style-name="co1" table:number-columns-repeated="4" table:default-cell-style-name="Pivot_20_Table_20_Value"/>
        <table:table-column table:style-name="co1" table:default-cell-style-name="ce105"/>
        <table:table-column table:style-name="co1" table:default-cell-style-name="ce111"/>
        <table:table-row table:style-name="ro1">
          <table:table-cell table:style-name="ce114" office:value-type="string" calcext:value-type="string">
            <text:p>合計 - Price</text:p>
          </table:table-cell>
          <table:table-cell table:style-name="ce117"/>
          <table:table-cell table:style-name="ce93" office:value-type="string" calcext:value-type="string">
            <text:p>Class</text:p>
          </table:table-cell>
          <table:table-cell table:style-name="ce99" table:number-columns-repeated="5"/>
          <table:table-cell table:style-name="ce108"/>
        </table:table-row>
        <table:table-row table:style-name="ro1">
          <table:table-cell table:style-name="ce89" office:value-type="string" calcext:value-type="string">
            <text:p>Name2</text:p>
          </table:table-cell>
          <table:table-cell table:style-name="ce118" office:value-type="string" calcext:value-type="string">
            <text:p>Name</text:p>
          </table:table-cell>
          <table:table-cell table:style-name="ce94" office:value-type="string" calcext:value-type="string">
            <text:p>A</text:p>
          </table:table-cell>
          <table:table-cell table:style-name="ce100" office:value-type="string" calcext:value-type="string">
            <text:p>B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X</text:p>
          </table:table-cell>
          <table:table-cell table:style-name="ce100" office:value-type="string" calcext:value-type="string">
            <text:p>Y</text:p>
          </table:table-cell>
          <table:table-cell table:style-name="ce100" office:value-type="string" calcext:value-type="string">
            <text:p>Z</text:p>
          </table:table-cell>
          <table:table-cell table:style-name="ce109" office:value-type="string" calcext:value-type="string">
            <text:p>合計 結果</text:p>
          </table:table-cell>
        </table:table-row>
        <table:table-row table:style-name="ro1">
          <table:table-cell table:style-name="ce90" office:value-type="string" calcext:value-type="string">
            <text:p>あ行</text:p>
          </table:table-cell>
          <table:table-cell table:style-name="ce119" office:value-type="string" calcext:value-type="string">
            <text:p>あ</text:p>
          </table:table-cell>
          <table:table-cell table:style-name="ce95" office:value-type="float" office:value="10" calcext:value-type="float">
            <text:p>10</text:p>
          </table:table-cell>
          <table:table-cell table:style-name="ce101" table:number-columns-repeated="4"/>
          <table:table-cell table:style-name="ce104"/>
          <table:table-cell table:style-name="ce110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い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う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え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115"/>
          <table:table-cell table:style-name="ce121" office:value-type="string" calcext:value-type="string">
            <text:p>お</text:p>
          </table:table-cell>
          <table:table-cell table:style-name="ce97"/>
          <table:table-cell table:style-name="ce102" office:value-type="float" office:value="14" calcext:value-type="float">
            <text:p>14</text:p>
          </table:table-cell>
          <table:table-cell table:style-name="ce102" table:number-columns-repeated="3"/>
          <table:table-cell table:style-name="ce106"/>
          <table:table-cell table:style-name="ce112" office:value-type="float" office:value="14" calcext:value-type="float">
            <text:p>14</text:p>
          </table:table-cell>
        </table:table-row>
        <table:table-row table:style-name="ro1">
          <table:table-cell table:style-name="ce90" office:value-type="string" calcext:value-type="string">
            <text:p>か行</text:p>
          </table:table-cell>
          <table:table-cell table:style-name="ce119" office:value-type="string" calcext:value-type="string">
            <text:p>か</text:p>
          </table:table-cell>
          <table:table-cell table:style-name="ce101" table:number-columns-repeated="2"/>
          <table:table-cell table:style-name="ce101" office:value-type="float" office:value="15" calcext:value-type="float">
            <text:p>15</text:p>
          </table:table-cell>
          <table:table-cell table:style-name="ce101" table:number-columns-repeated="3"/>
          <table:table-cell table:style-name="ce110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き</text:p>
          </table:table-cell>
          <table:table-cell table:style-name="Pivot_20_Table_20_Value" office:value-type="float" office:value="16" calcext:value-type="float">
            <text:p>16</text:p>
          </table:table-cell>
          <table:table-cell table:number-columns-repeated="4"/>
          <table:table-cell table:style-name="Pivot_20_Table_20_Value"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く</text:p>
          </table:table-cell>
          <table:table-cell table:style-name="Pivot_20_Table_20_Value"/>
          <table:table-cell office:value-type="float" office:value="17" calcext:value-type="float">
            <text:p>17</text:p>
          </table:table-cell>
          <table:table-cell table:number-columns-repeated="3"/>
          <table:table-cell table:style-name="Pivot_20_Table_20_Value"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け</text:p>
          </table:table-cell>
          <table:table-cell table:style-name="Pivot_20_Table_20_Value"/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table:style-name="Pivot_20_Table_20_Value"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115"/>
          <table:table-cell table:style-name="ce121" office:value-type="string" calcext:value-type="string">
            <text:p>こ</text:p>
          </table:table-cell>
          <table:table-cell table:style-name="ce102" office:value-type="float" office:value="19" calcext:value-type="float">
            <text:p>19</text:p>
          </table:table-cell>
          <table:table-cell table:style-name="ce102" table:number-columns-repeated="5"/>
          <table:table-cell table:style-name="ce112" office:value-type="float" office:value="19" calcext:value-type="float">
            <text:p>19</text:p>
          </table:table-cell>
        </table:table-row>
        <table:table-row table:style-name="ro1">
          <table:table-cell table:style-name="ce90" office:value-type="string" calcext:value-type="string">
            <text:p>さ行</text:p>
          </table:table-cell>
          <table:table-cell table:style-name="ce119" office:value-type="string" calcext:value-type="string">
            <text:p>さ</text:p>
          </table:table-cell>
          <table:table-cell table:style-name="ce95"/>
          <table:table-cell table:style-name="ce101" table:number-columns-repeated="2"/>
          <table:table-cell table:style-name="ce101" office:value-type="float" office:value="20" calcext:value-type="float">
            <text:p>20</text:p>
          </table:table-cell>
          <table:table-cell table:style-name="ce101"/>
          <table:table-cell table:style-name="ce104"/>
          <table:table-cell table:style-name="ce110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し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す</text:p>
          </table:table-cell>
          <table:table-cell table:number-columns-repeated="5"/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せ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115"/>
          <table:table-cell table:style-name="ce121" office:value-type="string" calcext:value-type="string">
            <text:p>そ</text:p>
          </table:table-cell>
          <table:table-cell table:style-name="ce97"/>
          <table:table-cell table:style-name="ce102" table:number-columns-repeated="3"/>
          <table:table-cell table:style-name="ce102" office:value-type="float" office:value="24" calcext:value-type="float">
            <text:p>24</text:p>
          </table:table-cell>
          <table:table-cell table:style-name="ce106"/>
          <table:table-cell table:style-name="ce112" office:value-type="float" office:value="24" calcext:value-type="float">
            <text:p>24</text:p>
          </table:table-cell>
        </table:table-row>
        <table:table-row table:style-name="ro1">
          <table:table-cell table:style-name="ce90" office:value-type="string" calcext:value-type="string">
            <text:p>た行</text:p>
          </table:table-cell>
          <table:table-cell table:style-name="ce119" office:value-type="string" calcext:value-type="string">
            <text:p>た</text:p>
          </table:table-cell>
          <table:table-cell table:style-name="ce101" table:number-columns-repeated="5"/>
          <table:table-cell table:style-name="ce101" office:value-type="float" office:value="25" calcext:value-type="float">
            <text:p>25</text:p>
          </table:table-cell>
          <table:table-cell table:style-name="ce110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ち</text:p>
          </table:table-cell>
          <table:table-cell table:style-name="Pivot_20_Table_20_Value"/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table:style-name="Pivot_20_Table_20_Value"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つ</text:p>
          </table:table-cell>
          <table:table-cell table:style-name="Pivot_20_Table_20_Value"/>
          <table:table-cell table:number-columns-repeated="3"/>
          <table:table-cell office:value-type="float" office:value="27" calcext:value-type="float">
            <text:p>27</text:p>
          </table:table-cell>
          <table:table-cell table:style-name="Pivot_20_Table_20_Value"/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て</text:p>
          </table:table-cell>
          <table:table-cell table:style-name="Pivot_20_Table_20_Value"/>
          <table:table-cell table:number-columns-repeated="4"/>
          <table:table-cell table:style-name="Pivot_20_Table_20_Value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15"/>
          <table:table-cell table:style-name="ce121" office:value-type="string" calcext:value-type="string">
            <text:p>と</text:p>
          </table:table-cell>
          <table:table-cell table:style-name="ce102" table:number-columns-repeated="3"/>
          <table:table-cell table:style-name="ce102" office:value-type="float" office:value="29" calcext:value-type="float">
            <text:p>29</text:p>
          </table:table-cell>
          <table:table-cell table:style-name="ce102" table:number-columns-repeated="2"/>
          <table:table-cell table:style-name="ce112" office:value-type="float" office:value="29" calcext:value-type="float">
            <text:p>29</text:p>
          </table:table-cell>
        </table:table-row>
        <table:table-row table:style-name="ro1">
          <table:table-cell table:style-name="ce116" office:value-type="string" calcext:value-type="string">
            <text:p>合計 結果</text:p>
          </table:table-cell>
          <table:table-cell table:style-name="ce122"/>
          <table:table-cell table:style-name="ce98" office:value-type="float" office:value="58" calcext:value-type="float">
            <text:p>58</text:p>
          </table:table-cell>
          <table:table-cell table:style-name="ce103" office:value-type="float" office:value="42" calcext:value-type="float">
            <text:p>42</text:p>
          </table:table-cell>
          <table:table-cell table:style-name="ce103" office:value-type="float" office:value="45" calcext:value-type="float">
            <text:p>45</text:p>
          </table:table-cell>
          <table:table-cell table:style-name="ce103" office:value-type="float" office:value="98" calcext:value-type="float">
            <text:p>98</text:p>
          </table:table-cell>
          <table:table-cell table:style-name="ce103" office:value-type="float" office:value="72" calcext:value-type="float">
            <text:p>72</text:p>
          </table:table-cell>
          <table:table-cell table:style-name="ce107" office:value-type="float" office:value="75" calcext:value-type="float">
            <text:p>75</text:p>
          </table:table-cell>
          <table:table-cell table:style-name="ce113" office:value-type="float" office:value="390" calcext:value-type="float">
            <text:p>390</text:p>
          </table:table-cell>
        </table:table-row>
      </table:table>
      <table:table table:name="p_gln" table:style-name="ta1">
        <table:table-column table:style-name="co1" table:default-cell-style-name="ce91"/>
        <table:table-column table:style-name="co1" table:default-cell-style-name="ce96"/>
        <table:table-column table:style-name="co1" table:number-columns-repeated="4" table:default-cell-style-name="Pivot_20_Table_20_Value"/>
        <table:table-column table:style-name="co1" table:default-cell-style-name="ce105"/>
        <table:table-column table:style-name="co1" table:default-cell-style-name="ce111"/>
        <table:table-row table:style-name="ro1">
          <table:table-cell table:style-name="ce88" office:value-type="string" calcext:value-type="string">
            <text:p>合計 - Price</text:p>
          </table:table-cell>
          <table:table-cell table:style-name="ce93" office:value-type="string" calcext:value-type="string">
            <text:p>Class</text:p>
          </table:table-cell>
          <table:table-cell table:style-name="ce99" table:number-columns-repeated="5"/>
          <table:table-cell table:style-name="ce108"/>
        </table:table-row>
        <table:table-row table:style-name="ro1">
          <table:table-cell table:style-name="ce89" office:value-type="string" calcext:value-type="string">
            <text:p>Name2</text:p>
          </table:table-cell>
          <table:table-cell table:style-name="ce94" office:value-type="string" calcext:value-type="string">
            <text:p>A</text:p>
          </table:table-cell>
          <table:table-cell table:style-name="ce100" office:value-type="string" calcext:value-type="string">
            <text:p>B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X</text:p>
          </table:table-cell>
          <table:table-cell table:style-name="ce100" office:value-type="string" calcext:value-type="string">
            <text:p>Y</text:p>
          </table:table-cell>
          <table:table-cell table:style-name="ce100" office:value-type="string" calcext:value-type="string">
            <text:p>Z</text:p>
          </table:table-cell>
          <table:table-cell table:style-name="ce109" office:value-type="string" calcext:value-type="string">
            <text:p>合計 結果</text:p>
          </table:table-cell>
        </table:table-row>
        <table:table-row table:style-name="ro1">
          <table:table-cell table:style-name="ce90" office:value-type="string" calcext:value-type="string">
            <text:p>あ行</text:p>
          </table:table-cell>
          <table:table-cell table:style-name="ce95" office:value-type="float" office:value="23" calcext:value-type="float">
            <text:p>23</text:p>
          </table:table-cell>
          <table:table-cell table:style-name="ce101" office:value-type="float" office:value="25" calcext:value-type="float">
            <text:p>25</text:p>
          </table:table-cell>
          <table:table-cell table:style-name="ce101" office:value-type="float" office:value="12" calcext:value-type="float">
            <text:p>12</text:p>
          </table:table-cell>
          <table:table-cell table:style-name="ce101" table:number-columns-repeated="2"/>
          <table:table-cell table:style-name="ce104"/>
          <table:table-cell table:style-name="ce110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た行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さ行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か行</text:p>
          </table:table-cell>
          <table:table-cell table:style-name="ce97" office:value-type="float" office:value="35" calcext:value-type="float">
            <text:p>35</text:p>
          </table:table-cell>
          <table:table-cell table:style-name="ce102" office:value-type="float" office:value="17" calcext:value-type="float">
            <text:p>17</text:p>
          </table:table-cell>
          <table:table-cell table:style-name="ce102" office:value-type="float" office:value="33" calcext:value-type="float">
            <text:p>33</text:p>
          </table:table-cell>
          <table:table-cell table:style-name="ce102" table:number-columns-repeated="2"/>
          <table:table-cell table:style-name="ce106"/>
          <table:table-cell table:style-name="ce112" office:value-type="float" office:value="85" calcext:value-type="float">
            <text:p>85</text:p>
          </table:table-cell>
        </table:table-row>
        <table:table-row table:style-name="ro1">
          <table:table-cell table:style-name="ce92" office:value-type="string" calcext:value-type="string">
            <text:p>合計 結果</text:p>
          </table:table-cell>
          <table:table-cell table:style-name="ce98" office:value-type="float" office:value="58" calcext:value-type="float">
            <text:p>58</text:p>
          </table:table-cell>
          <table:table-cell table:style-name="ce103" office:value-type="float" office:value="42" calcext:value-type="float">
            <text:p>42</text:p>
          </table:table-cell>
          <table:table-cell table:style-name="ce103" office:value-type="float" office:value="45" calcext:value-type="float">
            <text:p>45</text:p>
          </table:table-cell>
          <table:table-cell table:style-name="ce103" office:value-type="float" office:value="98" calcext:value-type="float">
            <text:p>98</text:p>
          </table:table-cell>
          <table:table-cell table:style-name="ce103" office:value-type="float" office:value="72" calcext:value-type="float">
            <text:p>72</text:p>
          </table:table-cell>
          <table:table-cell table:style-name="ce107" office:value-type="float" office:value="75" calcext:value-type="float">
            <text:p>75</text:p>
          </table:table-cell>
          <table:table-cell table:style-name="ce113" office:value-type="float" office:value="390" calcext:value-type="float">
            <text:p>390</text:p>
          </table:table-cell>
        </table:table-row>
      </table:table>
      <table:table table:name="p_gc" table:style-name="ta1">
        <table:table-column table:style-name="co1" table:default-cell-style-name="ce91"/>
        <table:table-column table:style-name="co1" table:default-cell-style-name="ce96"/>
        <table:table-column table:style-name="co1" table:default-cell-style-name="Pivot_20_Table_20_Value"/>
        <table:table-column table:style-name="co1" table:default-cell-style-name="ce105"/>
        <table:table-column table:style-name="co1" table:number-columns-repeated="3" table:default-cell-style-name="Pivot_20_Table_20_Value"/>
        <table:table-column table:style-name="co1" table:default-cell-style-name="ce111"/>
        <table:table-row table:style-name="ro1">
          <table:table-cell table:style-name="ce88" office:value-type="string" calcext:value-type="string">
            <text:p>合計 - Price</text:p>
          </table:table-cell>
          <table:table-cell table:style-name="ce93" office:value-type="string" calcext:value-type="string">
            <text:p>Class2</text:p>
          </table:table-cell>
          <table:table-cell table:style-name="ce93" office:value-type="string" calcext:value-type="string">
            <text:p>Class</text:p>
          </table:table-cell>
          <table:table-cell table:style-name="ce126" table:number-columns-repeated="4"/>
          <table:table-cell table:style-name="ce127"/>
        </table:table-row>
        <table:table-row table:style-name="ro1">
          <table:table-cell table:style-name="ce123"/>
          <table:table-cell table:style-name="ce124" office:value-type="string" calcext:value-type="string">
            <text:p>ABC</text:p>
          </table:table-cell>
          <table:table-cell table:style-name="ce125" table:number-columns-repeated="2"/>
          <table:table-cell table:style-name="ce125" office:value-type="string" calcext:value-type="string">
            <text:p>XYZ</text:p>
          </table:table-cell>
          <table:table-cell table:style-name="ce125" table:number-columns-repeated="2"/>
          <table:table-cell table:style-name="ce128" office:value-type="string" calcext:value-type="string">
            <text:p>合計 結果</text:p>
          </table:table-cell>
        </table:table-row>
        <table:table-row table:style-name="ro1">
          <table:table-cell table:style-name="ce89" office:value-type="string" calcext:value-type="string">
            <text:p>Name</text:p>
          </table:table-cell>
          <table:table-cell table:style-name="ce94" office:value-type="string" calcext:value-type="string">
            <text:p>A</text:p>
          </table:table-cell>
          <table:table-cell table:style-name="ce100" office:value-type="string" calcext:value-type="string">
            <text:p>B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X</text:p>
          </table:table-cell>
          <table:table-cell table:style-name="ce100" office:value-type="string" calcext:value-type="string">
            <text:p>Y</text:p>
          </table:table-cell>
          <table:table-cell table:style-name="ce100" office:value-type="string" calcext:value-type="string">
            <text:p>Z</text:p>
          </table:table-cell>
          <table:table-cell table:style-name="ce129"/>
        </table:table-row>
        <table:table-row table:style-name="ro1">
          <table:table-cell table:style-name="ce90" office:value-type="string" calcext:value-type="string">
            <text:p>あ</text:p>
          </table:table-cell>
          <table:table-cell table:style-name="ce95" office:value-type="float" office:value="10" calcext:value-type="float">
            <text:p>10</text:p>
          </table:table-cell>
          <table:table-cell table:style-name="ce101"/>
          <table:table-cell table:style-name="ce104"/>
          <table:table-cell table:number-columns-repeated="3"/>
          <table:table-cell table:style-name="ce11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い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う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え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お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か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き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く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け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こ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さ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し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す</text:p>
          </table:table-cell>
          <table:table-cell table:number-columns-repeated="5"/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せ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そ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た</text:p>
          </table:table-cell>
          <table:table-cell table:number-columns-repeated="5"/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ち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つ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て</text:p>
          </table:table-cell>
          <table:table-cell table:number-columns-repeated="5"/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と</text:p>
          </table:table-cell>
          <table:table-cell table:style-name="ce97"/>
          <table:table-cell table:style-name="ce102"/>
          <table:table-cell table:style-name="ce106"/>
          <table:table-cell office:value-type="float" office:value="29" calcext:value-type="float">
            <text:p>29</text:p>
          </table:table-cell>
          <table:table-cell table:number-columns-repeated="2"/>
          <table:table-cell table:style-name="ce112" office:value-type="float" office:value="29" calcext:value-type="float">
            <text:p>29</text:p>
          </table:table-cell>
        </table:table-row>
        <table:table-row table:style-name="ro1">
          <table:table-cell table:style-name="ce92" office:value-type="string" calcext:value-type="string">
            <text:p>合計 結果</text:p>
          </table:table-cell>
          <table:table-cell table:style-name="ce98" office:value-type="float" office:value="58" calcext:value-type="float">
            <text:p>58</text:p>
          </table:table-cell>
          <table:table-cell table:style-name="ce103" office:value-type="float" office:value="42" calcext:value-type="float">
            <text:p>42</text:p>
          </table:table-cell>
          <table:table-cell table:style-name="ce107" office:value-type="float" office:value="45" calcext:value-type="float">
            <text:p>45</text:p>
          </table:table-cell>
          <table:table-cell table:style-name="ce98" office:value-type="float" office:value="98" calcext:value-type="float">
            <text:p>98</text:p>
          </table:table-cell>
          <table:table-cell table:style-name="ce103" office:value-type="float" office:value="72" calcext:value-type="float">
            <text:p>72</text:p>
          </table:table-cell>
          <table:table-cell table:style-name="ce107" office:value-type="float" office:value="75" calcext:value-type="float">
            <text:p>75</text:p>
          </table:table-cell>
          <table:table-cell table:style-name="ce113" office:value-type="float" office:value="390" calcext:value-type="float">
            <text:p>390</text:p>
          </table:table-cell>
        </table:table-row>
      </table:table>
      <table:table table:name="p_gcn" table:style-name="ta1">
        <table:table-column table:style-name="co1" table:default-cell-style-name="ce91"/>
        <table:table-column table:style-name="co1" table:default-cell-style-name="ce96"/>
        <table:table-column table:style-name="co1" table:default-cell-style-name="ce105"/>
        <table:table-column table:style-name="co1" table:default-cell-style-name="ce111"/>
        <table:table-row table:style-name="ro1">
          <table:table-cell table:style-name="ce88" office:value-type="string" calcext:value-type="string">
            <text:p>合計 - Price</text:p>
          </table:table-cell>
          <table:table-cell table:style-name="ce93" office:value-type="string" calcext:value-type="string">
            <text:p>Class2</text:p>
          </table:table-cell>
          <table:table-cell table:style-name="ce99"/>
          <table:table-cell table:style-name="ce108"/>
        </table:table-row>
        <table:table-row table:style-name="ro1">
          <table:table-cell table:style-name="ce89" office:value-type="string" calcext:value-type="string">
            <text:p>Name</text:p>
          </table:table-cell>
          <table:table-cell table:style-name="ce94" office:value-type="string" calcext:value-type="string">
            <text:p>ABC</text:p>
          </table:table-cell>
          <table:table-cell table:style-name="ce100" office:value-type="string" calcext:value-type="string">
            <text:p>XYZ</text:p>
          </table:table-cell>
          <table:table-cell table:style-name="ce109" office:value-type="string" calcext:value-type="string">
            <text:p>合計 結果</text:p>
          </table:table-cell>
        </table:table-row>
        <table:table-row table:style-name="ro1">
          <table:table-cell table:style-name="ce90" office:value-type="string" calcext:value-type="string">
            <text:p>あ</text:p>
          </table:table-cell>
          <table:table-cell table:style-name="ce95" office:value-type="float" office:value="10" calcext:value-type="float">
            <text:p>10</text:p>
          </table:table-cell>
          <table:table-cell table:style-name="ce104"/>
          <table:table-cell table:style-name="ce11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い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う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え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お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か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き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く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け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こ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さ</text:p>
          </table:table-cell>
          <table:table-cell/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し</text:p>
          </table:table-cell>
          <table:table-cell/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す</text:p>
          </table:table-cell>
          <table:table-cell/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せ</text:p>
          </table:table-cell>
          <table:table-cell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そ</text:p>
          </table:table-cell>
          <table:table-cell/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た</text:p>
          </table:table-cell>
          <table:table-cell/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ち</text:p>
          </table:table-cell>
          <table:table-cell/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つ</text:p>
          </table:table-cell>
          <table:table-cell/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て</text:p>
          </table:table-cell>
          <table:table-cell/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と</text:p>
          </table:table-cell>
          <table:table-cell table:style-name="ce97"/>
          <table:table-cell table:style-name="ce106" office:value-type="float" office:value="29" calcext:value-type="float">
            <text:p>29</text:p>
          </table:table-cell>
          <table:table-cell table:style-name="ce112" office:value-type="float" office:value="29" calcext:value-type="float">
            <text:p>29</text:p>
          </table:table-cell>
        </table:table-row>
        <table:table-row table:style-name="ro1">
          <table:table-cell table:style-name="ce92" office:value-type="string" calcext:value-type="string">
            <text:p>合計 結果</text:p>
          </table:table-cell>
          <table:table-cell table:style-name="ce98" office:value-type="float" office:value="145" calcext:value-type="float">
            <text:p>145</text:p>
          </table:table-cell>
          <table:table-cell table:style-name="ce107" office:value-type="float" office:value="245" calcext:value-type="float">
            <text:p>245</text:p>
          </table:table-cell>
          <table:table-cell table:style-name="ce113" office:value-type="float" office:value="390" calcext:value-type="float">
            <text:p>390</text:p>
          </table:table-cell>
        </table:table-row>
      </table:table>
      <table:table table:name="p_glc" table:style-name="ta1">
        <table:table-column table:style-name="co1" table:default-cell-style-name="ce91"/>
        <table:table-column table:style-name="co1" table:default-cell-style-name="ce120"/>
        <table:table-column table:style-name="co1" table:default-cell-style-name="ce96"/>
        <table:table-column table:style-name="co1" table:default-cell-style-name="Pivot_20_Table_20_Value"/>
        <table:table-column table:style-name="co1" table:default-cell-style-name="ce105"/>
        <table:table-column table:style-name="co1" table:number-columns-repeated="3" table:default-cell-style-name="Pivot_20_Table_20_Value"/>
        <table:table-column table:style-name="co1" table:default-cell-style-name="ce111"/>
        <table:table-row table:style-name="ro1">
          <table:table-cell table:style-name="ce114" office:value-type="string" calcext:value-type="string">
            <text:p>合計 - Price</text:p>
          </table:table-cell>
          <table:table-cell table:style-name="ce117"/>
          <table:table-cell table:style-name="ce93" office:value-type="string" calcext:value-type="string">
            <text:p>Class2</text:p>
          </table:table-cell>
          <table:table-cell table:style-name="ce93" office:value-type="string" calcext:value-type="string">
            <text:p>Class</text:p>
          </table:table-cell>
          <table:table-cell table:style-name="ce126" table:number-columns-repeated="4"/>
          <table:table-cell table:style-name="ce127"/>
        </table:table-row>
        <table:table-row table:style-name="ro1">
          <table:table-cell table:style-name="ce130"/>
          <table:table-cell table:style-name="ce131"/>
          <table:table-cell table:style-name="ce124" office:value-type="string" calcext:value-type="string">
            <text:p>ABC</text:p>
          </table:table-cell>
          <table:table-cell table:style-name="ce125" table:number-columns-repeated="2"/>
          <table:table-cell table:style-name="ce125" office:value-type="string" calcext:value-type="string">
            <text:p>XYZ</text:p>
          </table:table-cell>
          <table:table-cell table:style-name="ce125" table:number-columns-repeated="2"/>
          <table:table-cell table:style-name="ce128" office:value-type="string" calcext:value-type="string">
            <text:p>合計 結果</text:p>
          </table:table-cell>
        </table:table-row>
        <table:table-row table:style-name="ro1">
          <table:table-cell table:style-name="ce89" office:value-type="string" calcext:value-type="string">
            <text:p>Name2</text:p>
          </table:table-cell>
          <table:table-cell table:style-name="ce118" office:value-type="string" calcext:value-type="string">
            <text:p>Name</text:p>
          </table:table-cell>
          <table:table-cell table:style-name="ce94" office:value-type="string" calcext:value-type="string">
            <text:p>A</text:p>
          </table:table-cell>
          <table:table-cell table:style-name="ce100" office:value-type="string" calcext:value-type="string">
            <text:p>B</text:p>
          </table:table-cell>
          <table:table-cell table:style-name="ce100" office:value-type="string" calcext:value-type="string">
            <text:p>C</text:p>
          </table:table-cell>
          <table:table-cell table:style-name="ce100" office:value-type="string" calcext:value-type="string">
            <text:p>X</text:p>
          </table:table-cell>
          <table:table-cell table:style-name="ce100" office:value-type="string" calcext:value-type="string">
            <text:p>Y</text:p>
          </table:table-cell>
          <table:table-cell table:style-name="ce100" office:value-type="string" calcext:value-type="string">
            <text:p>Z</text:p>
          </table:table-cell>
          <table:table-cell table:style-name="ce129"/>
        </table:table-row>
        <table:table-row table:style-name="ro1">
          <table:table-cell table:style-name="ce90" office:value-type="string" calcext:value-type="string">
            <text:p>あ行</text:p>
          </table:table-cell>
          <table:table-cell table:style-name="ce119" office:value-type="string" calcext:value-type="string">
            <text:p>あ</text:p>
          </table:table-cell>
          <table:table-cell table:style-name="ce95" office:value-type="float" office:value="10" calcext:value-type="float">
            <text:p>10</text:p>
          </table:table-cell>
          <table:table-cell table:style-name="ce101"/>
          <table:table-cell table:style-name="ce104"/>
          <table:table-cell table:style-name="ce101" table:number-columns-repeated="3"/>
          <table:table-cell table:style-name="ce110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い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う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え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115"/>
          <table:table-cell table:style-name="ce121" office:value-type="string" calcext:value-type="string">
            <text:p>お</text:p>
          </table:table-cell>
          <table:table-cell table:style-name="ce97"/>
          <table:table-cell table:style-name="ce102" office:value-type="float" office:value="14" calcext:value-type="float">
            <text:p>14</text:p>
          </table:table-cell>
          <table:table-cell table:style-name="ce106"/>
          <table:table-cell table:style-name="ce102" table:number-columns-repeated="3"/>
          <table:table-cell table:style-name="ce112" office:value-type="float" office:value="14" calcext:value-type="float">
            <text:p>14</text:p>
          </table:table-cell>
        </table:table-row>
        <table:table-row table:style-name="ro1">
          <table:table-cell table:style-name="ce90" office:value-type="string" calcext:value-type="string">
            <text:p>か行</text:p>
          </table:table-cell>
          <table:table-cell table:style-name="ce119" office:value-type="string" calcext:value-type="string">
            <text:p>か</text:p>
          </table:table-cell>
          <table:table-cell table:style-name="ce101" table:number-columns-repeated="2"/>
          <table:table-cell table:style-name="ce101" office:value-type="float" office:value="15" calcext:value-type="float">
            <text:p>15</text:p>
          </table:table-cell>
          <table:table-cell table:style-name="ce95"/>
          <table:table-cell table:style-name="ce101"/>
          <table:table-cell table:style-name="ce104"/>
          <table:table-cell table:style-name="ce110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き</text:p>
          </table:table-cell>
          <table:table-cell table:style-name="Pivot_20_Table_20_Value" office:value-type="float" office:value="16" calcext:value-type="float">
            <text:p>16</text:p>
          </table:table-cell>
          <table:table-cell/>
          <table:table-cell table:style-name="Pivot_20_Table_20_Value"/>
          <table:table-cell table:style-name="ce96"/>
          <table:table-cell/>
          <table:table-cell table:style-name="ce105"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く</text:p>
          </table:table-cell>
          <table:table-cell table:style-name="Pivot_20_Table_20_Value"/>
          <table:table-cell office:value-type="float" office:value="17" calcext:value-type="float">
            <text:p>17</text:p>
          </table:table-cell>
          <table:table-cell table:style-name="Pivot_20_Table_20_Value"/>
          <table:table-cell table:style-name="ce96"/>
          <table:table-cell/>
          <table:table-cell table:style-name="ce105"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け</text:p>
          </table:table-cell>
          <table:table-cell table:style-name="Pivot_20_Table_20_Value"/>
          <table:table-cell/>
          <table:table-cell table:style-name="Pivot_20_Table_20_Value" office:value-type="float" office:value="18" calcext:value-type="float">
            <text:p>18</text:p>
          </table:table-cell>
          <table:table-cell table:style-name="ce96"/>
          <table:table-cell/>
          <table:table-cell table:style-name="ce105"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115"/>
          <table:table-cell table:style-name="ce121" office:value-type="string" calcext:value-type="string">
            <text:p>こ</text:p>
          </table:table-cell>
          <table:table-cell table:style-name="ce102" office:value-type="float" office:value="19" calcext:value-type="float">
            <text:p>19</text:p>
          </table:table-cell>
          <table:table-cell table:style-name="ce102" table:number-columns-repeated="2"/>
          <table:table-cell table:style-name="ce97"/>
          <table:table-cell table:style-name="ce102"/>
          <table:table-cell table:style-name="ce106"/>
          <table:table-cell table:style-name="ce112" office:value-type="float" office:value="19" calcext:value-type="float">
            <text:p>19</text:p>
          </table:table-cell>
        </table:table-row>
        <table:table-row table:style-name="ro1">
          <table:table-cell table:style-name="ce90" office:value-type="string" calcext:value-type="string">
            <text:p>さ行</text:p>
          </table:table-cell>
          <table:table-cell table:style-name="ce119" office:value-type="string" calcext:value-type="string">
            <text:p>さ</text:p>
          </table:table-cell>
          <table:table-cell table:style-name="ce95"/>
          <table:table-cell table:style-name="ce101"/>
          <table:table-cell table:style-name="ce104"/>
          <table:table-cell table:style-name="ce101" office:value-type="float" office:value="20" calcext:value-type="float">
            <text:p>20</text:p>
          </table:table-cell>
          <table:table-cell table:style-name="ce101" table:number-columns-repeated="2"/>
          <table:table-cell table:style-name="ce110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し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す</text:p>
          </table:table-cell>
          <table:table-cell table:number-columns-repeated="5"/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せ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115"/>
          <table:table-cell table:style-name="ce121" office:value-type="string" calcext:value-type="string">
            <text:p>そ</text:p>
          </table:table-cell>
          <table:table-cell table:style-name="ce97"/>
          <table:table-cell table:style-name="ce102"/>
          <table:table-cell table:style-name="ce106"/>
          <table:table-cell table:style-name="ce102"/>
          <table:table-cell table:style-name="ce102" office:value-type="float" office:value="24" calcext:value-type="float">
            <text:p>24</text:p>
          </table:table-cell>
          <table:table-cell table:style-name="ce102"/>
          <table:table-cell table:style-name="ce112" office:value-type="float" office:value="24" calcext:value-type="float">
            <text:p>24</text:p>
          </table:table-cell>
        </table:table-row>
        <table:table-row table:style-name="ro1">
          <table:table-cell table:style-name="ce90" office:value-type="string" calcext:value-type="string">
            <text:p>た行</text:p>
          </table:table-cell>
          <table:table-cell table:style-name="ce119" office:value-type="string" calcext:value-type="string">
            <text:p>た</text:p>
          </table:table-cell>
          <table:table-cell table:style-name="ce101" table:number-columns-repeated="3"/>
          <table:table-cell table:style-name="ce95"/>
          <table:table-cell table:style-name="ce101"/>
          <table:table-cell table:style-name="ce104" office:value-type="float" office:value="25" calcext:value-type="float">
            <text:p>25</text:p>
          </table:table-cell>
          <table:table-cell table:style-name="ce110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ち</text:p>
          </table:table-cell>
          <table:table-cell table:style-name="Pivot_20_Table_20_Value"/>
          <table:table-cell/>
          <table:table-cell table:style-name="Pivot_20_Table_20_Value"/>
          <table:table-cell table:style-name="ce96" office:value-type="float" office:value="26" calcext:value-type="float">
            <text:p>26</text:p>
          </table:table-cell>
          <table:table-cell/>
          <table:table-cell table:style-name="ce105"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つ</text:p>
          </table:table-cell>
          <table:table-cell table:style-name="Pivot_20_Table_20_Value"/>
          <table:table-cell/>
          <table:table-cell table:style-name="Pivot_20_Table_20_Value"/>
          <table:table-cell table:style-name="ce96"/>
          <table:table-cell office:value-type="float" office:value="27" calcext:value-type="float">
            <text:p>27</text:p>
          </table:table-cell>
          <table:table-cell table:style-name="ce105"/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て</text:p>
          </table:table-cell>
          <table:table-cell table:style-name="Pivot_20_Table_20_Value"/>
          <table:table-cell/>
          <table:table-cell table:style-name="Pivot_20_Table_20_Value"/>
          <table:table-cell table:style-name="ce96"/>
          <table:table-cell/>
          <table:table-cell table:style-name="ce105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15"/>
          <table:table-cell table:style-name="ce121" office:value-type="string" calcext:value-type="string">
            <text:p>と</text:p>
          </table:table-cell>
          <table:table-cell table:style-name="ce102" table:number-columns-repeated="3"/>
          <table:table-cell table:style-name="ce97" office:value-type="float" office:value="29" calcext:value-type="float">
            <text:p>29</text:p>
          </table:table-cell>
          <table:table-cell table:style-name="ce102"/>
          <table:table-cell table:style-name="ce106"/>
          <table:table-cell table:style-name="ce112" office:value-type="float" office:value="29" calcext:value-type="float">
            <text:p>29</text:p>
          </table:table-cell>
        </table:table-row>
        <table:table-row table:style-name="ro1">
          <table:table-cell table:style-name="ce116" office:value-type="string" calcext:value-type="string">
            <text:p>合計 結果</text:p>
          </table:table-cell>
          <table:table-cell table:style-name="ce122"/>
          <table:table-cell table:style-name="ce98" office:value-type="float" office:value="58" calcext:value-type="float">
            <text:p>58</text:p>
          </table:table-cell>
          <table:table-cell table:style-name="ce103" office:value-type="float" office:value="42" calcext:value-type="float">
            <text:p>42</text:p>
          </table:table-cell>
          <table:table-cell table:style-name="ce107" office:value-type="float" office:value="45" calcext:value-type="float">
            <text:p>45</text:p>
          </table:table-cell>
          <table:table-cell table:style-name="ce98" office:value-type="float" office:value="98" calcext:value-type="float">
            <text:p>98</text:p>
          </table:table-cell>
          <table:table-cell table:style-name="ce103" office:value-type="float" office:value="72" calcext:value-type="float">
            <text:p>72</text:p>
          </table:table-cell>
          <table:table-cell table:style-name="ce107" office:value-type="float" office:value="75" calcext:value-type="float">
            <text:p>75</text:p>
          </table:table-cell>
          <table:table-cell table:style-name="ce113" office:value-type="float" office:value="390" calcext:value-type="float">
            <text:p>390</text:p>
          </table:table-cell>
        </table:table-row>
      </table:table>
      <table:table table:name="p_glcn" table:style-name="ta1">
        <table:table-column table:style-name="co1" table:default-cell-style-name="ce91"/>
        <table:table-column table:style-name="co1" table:default-cell-style-name="ce96"/>
        <table:table-column table:style-name="co1" table:default-cell-style-name="ce105"/>
        <table:table-column table:style-name="co1" table:default-cell-style-name="ce111"/>
        <table:table-row table:style-name="ro1">
          <table:table-cell table:style-name="ce88" office:value-type="string" calcext:value-type="string">
            <text:p>合計 - Price</text:p>
          </table:table-cell>
          <table:table-cell table:style-name="ce93" office:value-type="string" calcext:value-type="string">
            <text:p>Class2</text:p>
          </table:table-cell>
          <table:table-cell table:style-name="ce99"/>
          <table:table-cell table:style-name="ce108"/>
        </table:table-row>
        <table:table-row table:style-name="ro1">
          <table:table-cell table:style-name="ce89" office:value-type="string" calcext:value-type="string">
            <text:p>Name2</text:p>
          </table:table-cell>
          <table:table-cell table:style-name="ce94" office:value-type="string" calcext:value-type="string">
            <text:p>ABC</text:p>
          </table:table-cell>
          <table:table-cell table:style-name="ce100" office:value-type="string" calcext:value-type="string">
            <text:p>XYZ</text:p>
          </table:table-cell>
          <table:table-cell table:style-name="ce109" office:value-type="string" calcext:value-type="string">
            <text:p>合計 結果</text:p>
          </table:table-cell>
        </table:table-row>
        <table:table-row table:style-name="ro1">
          <table:table-cell table:style-name="ce90" office:value-type="string" calcext:value-type="string">
            <text:p>あ行</text:p>
          </table:table-cell>
          <table:table-cell table:style-name="ce95" office:value-type="float" office:value="60" calcext:value-type="float">
            <text:p>60</text:p>
          </table:table-cell>
          <table:table-cell table:style-name="ce104"/>
          <table:table-cell table:style-name="ce110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か行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さ行</text:p>
          </table:table-cell>
          <table:table-cell/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た行</text:p>
          </table:table-cell>
          <table:table-cell table:style-name="ce97"/>
          <table:table-cell table:style-name="ce106" office:value-type="float" office:value="135" calcext:value-type="float">
            <text:p>135</text:p>
          </table:table-cell>
          <table:table-cell table:style-name="ce112" office:value-type="float" office:value="135" calcext:value-type="float">
            <text:p>135</text:p>
          </table:table-cell>
        </table:table-row>
        <table:table-row table:style-name="ro1">
          <table:table-cell table:style-name="ce92" office:value-type="string" calcext:value-type="string">
            <text:p>合計 結果</text:p>
          </table:table-cell>
          <table:table-cell table:style-name="ce98" office:value-type="float" office:value="145" calcext:value-type="float">
            <text:p>145</text:p>
          </table:table-cell>
          <table:table-cell table:style-name="ce107" office:value-type="float" office:value="245" calcext:value-type="float">
            <text:p>245</text:p>
          </table:table-cell>
          <table:table-cell table:style-name="ce113" office:value-type="float" office:value="390" calcext:value-type="float">
            <text:p>390</text:p>
          </table:table-cell>
        </table:table-row>
      </table:table>
      <table:named-expressions/>
      <table:data-pilot-tables>
        <table:data-pilot-table table:name="DataPilot1" table:application-data="" table:target-range-address="p.A1:p.H23" table:buttons="p.A2 p.B1" table:show-filter-button="false" table:drill-down-on-double-click="false">
          <table:source-cell-range table:cell-range-address="Sheet1.A1:Sheet1.C21"/>
          <table:data-pilot-field table:source-field-name="Class" table:orientation="column" table:used-hierarchy="0" table:function="auto">
            <table:data-pilot-level table:show-empty="false" calcext:repeat-item-labels="false">
              <table:data-pilot-members>
                <table:data-pilot-member table:name="B" table:display="true" table:show-details="true"/>
                <table:data-pilot-member table:name="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me" table:orientation="row" table:used-hierarchy="0" table:function="auto">
            <table:data-pilot-level table:show-empty="false" calcext:repeat-item-labels="false">
              <table:data-pilot-members>
                <table:data-pilot-member table:name="あ" table:display="true" table:show-details="true"/>
                <table:data-pilot-member table:name="い" table:display="true" table:show-details="true"/>
                <table:data-pilot-member table:name="う" table:display="true" table:show-details="true"/>
                <table:data-pilot-member table:name="え" table:display="true" table:show-details="true"/>
                <table:data-pilot-member table:name="お" table:display="true" table:show-details="true"/>
                <table:data-pilot-member table:name="か" table:display="true" table:show-details="true"/>
                <table:data-pilot-member table:name="き" table:display="true" table:show-details="true"/>
                <table:data-pilot-member table:name="く" table:display="true" table:show-details="true"/>
                <table:data-pilot-member table:name="け" table:display="true" table:show-details="true"/>
                <table:data-pilot-member table:name="こ" table:display="true" table:show-details="true"/>
                <table:data-pilot-member table:name="さ" table:display="true" table:show-details="true"/>
                <table:data-pilot-member table:name="し" table:display="true" table:show-details="true"/>
                <table:data-pilot-member table:name="す" table:display="true" table:show-details="true"/>
                <table:data-pilot-member table:name="せ" table:display="true" table:show-details="true"/>
                <table:data-pilot-member table:name="そ" table:display="true" table:show-details="true"/>
                <table:data-pilot-member table:name="た" table:display="true" table:show-details="true"/>
                <table:data-pilot-member table:name="ち" table:display="true" table:show-details="true"/>
                <table:data-pilot-member table:name="つ" table:display="true" table:show-details="true"/>
                <table:data-pilot-member table:name="て" table:display="true" table:show-details="true"/>
                <table:data-pilot-member table:name="と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ce" table:orientation="data" table:used-hierarchy="0" table:function="sum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p_gl.A1:p_gl.I23" table:buttons="p_gl.A2 p_gl.B2 p_gl.C1" table:show-filter-button="false" table:drill-down-on-double-click="false">
          <table:source-cell-range table:cell-range-address="Sheet1.A1:Sheet1.C21"/>
          <table:data-pilot-field table:source-field-name="Name2" table:orientation="row" table:used-hierarchy="-1" table:function="auto">
            <table:data-pilot-level calcext:repeat-item-labels="false">
              <table:data-pilot-members>
                <table:data-pilot-member table:name="あ行" table:display="true" table:show-details="true"/>
              </table:data-pilot-members>
            </table:data-pilot-level>
            <table:data-pilot-groups table:source-field-name="Name">
              <table:data-pilot-group table:name="あ行">
                <table:data-pilot-group-member table:name="お"/>
                <table:data-pilot-group-member table:name="え"/>
                <table:data-pilot-group-member table:name="う"/>
                <table:data-pilot-group-member table:name="あ"/>
                <table:data-pilot-group-member table:name="い"/>
              </table:data-pilot-group>
              <table:data-pilot-group table:name="か行">
                <table:data-pilot-group-member table:name="こ"/>
                <table:data-pilot-group-member table:name="け"/>
                <table:data-pilot-group-member table:name="く"/>
                <table:data-pilot-group-member table:name="か"/>
                <table:data-pilot-group-member table:name="き"/>
              </table:data-pilot-group>
              <table:data-pilot-group table:name="さ行">
                <table:data-pilot-group-member table:name="そ"/>
                <table:data-pilot-group-member table:name="せ"/>
                <table:data-pilot-group-member table:name="す"/>
                <table:data-pilot-group-member table:name="さ"/>
                <table:data-pilot-group-member table:name="し"/>
              </table:data-pilot-group>
              <table:data-pilot-group table:name="た行">
                <table:data-pilot-group-member table:name="つ"/>
                <table:data-pilot-group-member table:name="て"/>
                <table:data-pilot-group-member table:name="た"/>
                <table:data-pilot-group-member table:name="と"/>
                <table:data-pilot-group-member table:name="ち"/>
              </table:data-pilot-group>
            </table:data-pilot-groups>
          </table:data-pilot-field>
          <table:data-pilot-field table:source-field-name="Class" table:orientation="column" table:used-hierarchy="0" table:function="auto">
            <table:data-pilot-level table:show-empty="false" calcext:repeat-item-labels="false">
              <table:data-pilot-members>
                <table:data-pilot-member table:name="B" table:display="true" table:show-details="true"/>
                <table:data-pilot-member table:name="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me" table:orientation="row" table:used-hierarchy="0" table:function="auto">
            <table:data-pilot-level table:show-empty="false" calcext:repeat-item-labels="false">
              <table:data-pilot-members>
                <table:data-pilot-member table:name="あ" table:display="true" table:show-details="true"/>
                <table:data-pilot-member table:name="い" table:display="true" table:show-details="true"/>
                <table:data-pilot-member table:name="う" table:display="true" table:show-details="true"/>
                <table:data-pilot-member table:name="え" table:display="true" table:show-details="true"/>
                <table:data-pilot-member table:name="お" table:display="true" table:show-details="true"/>
                <table:data-pilot-member table:name="か" table:display="true" table:show-details="true"/>
                <table:data-pilot-member table:name="き" table:display="true" table:show-details="true"/>
                <table:data-pilot-member table:name="く" table:display="true" table:show-details="true"/>
                <table:data-pilot-member table:name="け" table:display="true" table:show-details="true"/>
                <table:data-pilot-member table:name="こ" table:display="true" table:show-details="true"/>
                <table:data-pilot-member table:name="さ" table:display="true" table:show-details="true"/>
                <table:data-pilot-member table:name="し" table:display="true" table:show-details="true"/>
                <table:data-pilot-member table:name="す" table:display="true" table:show-details="true"/>
                <table:data-pilot-member table:name="せ" table:display="true" table:show-details="true"/>
                <table:data-pilot-member table:name="そ" table:display="true" table:show-details="true"/>
                <table:data-pilot-member table:name="た" table:display="true" table:show-details="true"/>
                <table:data-pilot-member table:name="ち" table:display="true" table:show-details="true"/>
                <table:data-pilot-member table:name="つ" table:display="true" table:show-details="true"/>
                <table:data-pilot-member table:name="て" table:display="true" table:show-details="true"/>
                <table:data-pilot-member table:name="と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ce" table:orientation="data" table:used-hierarchy="0" table:function="sum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p_gc.A1:p_gc.H24" table:buttons="p_gc.A3 p_gc.B1 p_gc.C1" table:show-filter-button="false" table:drill-down-on-double-click="false">
          <table:source-cell-range table:cell-range-address="Sheet1.A1:Sheet1.C21"/>
          <table:data-pilot-field table:source-field-name="Class2" table:orientation="column" table:used-hierarchy="-1" table:function="auto">
            <table:data-pilot-level calcext:repeat-item-labels="false">
              <table:data-pilot-members>
                <table:data-pilot-member table:name="ABC" table:display="true" table:show-details="true"/>
                <table:data-pilot-member table:name="XYZ" table:display="true" table:show-details="true"/>
              </table:data-pilot-members>
            </table:data-pilot-level>
            <table:data-pilot-groups table:source-field-name="Class">
              <table:data-pilot-group table:name="ABC">
                <table:data-pilot-group-member table:name="C"/>
                <table:data-pilot-group-member table:name="A"/>
                <table:data-pilot-group-member table:name="B"/>
              </table:data-pilot-group>
              <table:data-pilot-group table:name="XYZ">
                <table:data-pilot-group-member table:name="Z"/>
                <table:data-pilot-group-member table:name="X"/>
                <table:data-pilot-group-member table:name="Y"/>
              </table:data-pilot-group>
            </table:data-pilot-groups>
          </table:data-pilot-field>
          <table:data-pilot-field table:source-field-name="Class" table:orientation="column" table:used-hierarchy="0" table:function="auto">
            <table:data-pilot-level table:show-empty="false" calcext:repeat-item-labels="false">
              <table:data-pilot-members>
                <table:data-pilot-member table:name="B" table:display="true" table:show-details="true"/>
                <table:data-pilot-member table:name="C" table:display="true" table:show-details="true"/>
                <table:data-pilot-member table:name="A" table:display="true" table:show-details="true"/>
                <table:data-pilot-member table:name="X" table:display="true" table:show-details="true"/>
                <table:data-pilot-member table:name="Y" table:display="true" table:show-details="true"/>
                <table:data-pilot-member table:name="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me" table:orientation="row" table:used-hierarchy="0" table:function="auto">
            <table:data-pilot-level table:show-empty="false" calcext:repeat-item-labels="false">
              <table:data-pilot-members>
                <table:data-pilot-member table:name="あ" table:display="true" table:show-details="true"/>
                <table:data-pilot-member table:name="い" table:display="true" table:show-details="true"/>
                <table:data-pilot-member table:name="う" table:display="true" table:show-details="true"/>
                <table:data-pilot-member table:name="え" table:display="true" table:show-details="true"/>
                <table:data-pilot-member table:name="お" table:display="true" table:show-details="true"/>
                <table:data-pilot-member table:name="か" table:display="true" table:show-details="true"/>
                <table:data-pilot-member table:name="き" table:display="true" table:show-details="true"/>
                <table:data-pilot-member table:name="く" table:display="true" table:show-details="true"/>
                <table:data-pilot-member table:name="け" table:display="true" table:show-details="true"/>
                <table:data-pilot-member table:name="こ" table:display="true" table:show-details="true"/>
                <table:data-pilot-member table:name="さ" table:display="true" table:show-details="true"/>
                <table:data-pilot-member table:name="し" table:display="true" table:show-details="true"/>
                <table:data-pilot-member table:name="す" table:display="true" table:show-details="true"/>
                <table:data-pilot-member table:name="せ" table:display="true" table:show-details="true"/>
                <table:data-pilot-member table:name="そ" table:display="true" table:show-details="true"/>
                <table:data-pilot-member table:name="た" table:display="true" table:show-details="true"/>
                <table:data-pilot-member table:name="ち" table:display="true" table:show-details="true"/>
                <table:data-pilot-member table:name="つ" table:display="true" table:show-details="true"/>
                <table:data-pilot-member table:name="て" table:display="true" table:show-details="true"/>
                <table:data-pilot-member table:name="と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ce" table:orientation="data" table:used-hierarchy="0" table:function="sum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p_gcn.A1:p_gcn.D23" table:buttons="p_gcn.A2 p_gcn.B1" table:show-filter-button="false" table:drill-down-on-double-click="false">
          <table:source-cell-range table:cell-range-address="Sheet1.A1:Sheet1.C21"/>
          <table:data-pilot-field table:source-field-name="Class2" table:orientation="column" table:used-hierarchy="-1" table:function="auto">
            <table:data-pilot-level calcext:repeat-item-labels="false">
              <table:data-pilot-members>
                <table:data-pilot-member table:name="ABC" table:display="true" table:show-details="false"/>
                <table:data-pilot-member table:name="XYZ" table:display="true" table:show-details="false"/>
              </table:data-pilot-members>
            </table:data-pilot-level>
            <table:data-pilot-groups table:source-field-name="Class">
              <table:data-pilot-group table:name="ABC">
                <table:data-pilot-group-member table:name="C"/>
                <table:data-pilot-group-member table:name="A"/>
                <table:data-pilot-group-member table:name="B"/>
              </table:data-pilot-group>
              <table:data-pilot-group table:name="XYZ">
                <table:data-pilot-group-member table:name="Z"/>
                <table:data-pilot-group-member table:name="X"/>
                <table:data-pilot-group-member table:name="Y"/>
              </table:data-pilot-group>
            </table:data-pilot-groups>
          </table:data-pilot-field>
          <table:data-pilot-field table:source-field-name="Class" table:orientation="column" table:used-hierarchy="0" table:function="auto">
            <table:data-pilot-level table:show-empty="false" calcext:repeat-item-labels="false">
              <table:data-pilot-members>
                <table:data-pilot-member table:name="B" table:display="true" table:show-details="true"/>
                <table:data-pilot-member table:name="C" table:display="true" table:show-details="true"/>
                <table:data-pilot-member table:name="A" table:display="true" table:show-details="true"/>
                <table:data-pilot-member table:name="X" table:display="true" table:show-details="true"/>
                <table:data-pilot-member table:name="Y" table:display="true" table:show-details="true"/>
                <table:data-pilot-member table:name="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me" table:orientation="row" table:used-hierarchy="0" table:function="auto">
            <table:data-pilot-level table:show-empty="false" calcext:repeat-item-labels="false">
              <table:data-pilot-members>
                <table:data-pilot-member table:name="あ" table:display="true" table:show-details="true"/>
                <table:data-pilot-member table:name="い" table:display="true" table:show-details="true"/>
                <table:data-pilot-member table:name="う" table:display="true" table:show-details="true"/>
                <table:data-pilot-member table:name="え" table:display="true" table:show-details="true"/>
                <table:data-pilot-member table:name="お" table:display="true" table:show-details="true"/>
                <table:data-pilot-member table:name="か" table:display="true" table:show-details="true"/>
                <table:data-pilot-member table:name="き" table:display="true" table:show-details="true"/>
                <table:data-pilot-member table:name="く" table:display="true" table:show-details="true"/>
                <table:data-pilot-member table:name="け" table:display="true" table:show-details="true"/>
                <table:data-pilot-member table:name="こ" table:display="true" table:show-details="true"/>
                <table:data-pilot-member table:name="さ" table:display="true" table:show-details="true"/>
                <table:data-pilot-member table:name="し" table:display="true" table:show-details="true"/>
                <table:data-pilot-member table:name="す" table:display="true" table:show-details="true"/>
                <table:data-pilot-member table:name="せ" table:display="true" table:show-details="true"/>
                <table:data-pilot-member table:name="そ" table:display="true" table:show-details="true"/>
                <table:data-pilot-member table:name="た" table:display="true" table:show-details="true"/>
                <table:data-pilot-member table:name="ち" table:display="true" table:show-details="true"/>
                <table:data-pilot-member table:name="つ" table:display="true" table:show-details="true"/>
                <table:data-pilot-member table:name="て" table:display="true" table:show-details="true"/>
                <table:data-pilot-member table:name="と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ce" table:orientation="data" table:used-hierarchy="0" table:function="sum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p_gln.A1:p_gln.H7" table:buttons="p_gln.A2 p_gln.B1" table:show-filter-button="false" table:drill-down-on-double-click="false">
          <table:source-cell-range table:cell-range-address="Sheet1.A1:Sheet1.C21"/>
          <table:data-pilot-field table:source-field-name="Name2" table:orientation="row" table:used-hierarchy="-1" table:function="auto">
            <table:data-pilot-level calcext:repeat-item-labels="false">
              <table:data-pilot-members>
                <table:data-pilot-member table:name="あ行" table:display="true" table:show-details="false"/>
                <table:data-pilot-member table:name="た行" table:display="true" table:show-details="false"/>
                <table:data-pilot-member table:name="さ行" table:display="true" table:show-details="false"/>
                <table:data-pilot-member table:name="か行" table:display="true" table:show-details="false"/>
              </table:data-pilot-members>
            </table:data-pilot-level>
            <table:data-pilot-groups table:source-field-name="Name">
              <table:data-pilot-group table:name="あ行">
                <table:data-pilot-group-member table:name="お"/>
                <table:data-pilot-group-member table:name="え"/>
                <table:data-pilot-group-member table:name="う"/>
                <table:data-pilot-group-member table:name="あ"/>
                <table:data-pilot-group-member table:name="い"/>
              </table:data-pilot-group>
              <table:data-pilot-group table:name="か行">
                <table:data-pilot-group-member table:name="こ"/>
                <table:data-pilot-group-member table:name="け"/>
                <table:data-pilot-group-member table:name="く"/>
                <table:data-pilot-group-member table:name="か"/>
                <table:data-pilot-group-member table:name="き"/>
              </table:data-pilot-group>
              <table:data-pilot-group table:name="さ行">
                <table:data-pilot-group-member table:name="そ"/>
                <table:data-pilot-group-member table:name="せ"/>
                <table:data-pilot-group-member table:name="す"/>
                <table:data-pilot-group-member table:name="さ"/>
                <table:data-pilot-group-member table:name="し"/>
              </table:data-pilot-group>
              <table:data-pilot-group table:name="た行">
                <table:data-pilot-group-member table:name="つ"/>
                <table:data-pilot-group-member table:name="て"/>
                <table:data-pilot-group-member table:name="た"/>
                <table:data-pilot-group-member table:name="と"/>
                <table:data-pilot-group-member table:name="ち"/>
              </table:data-pilot-group>
            </table:data-pilot-groups>
          </table:data-pilot-field>
          <table:data-pilot-field table:source-field-name="Class" table:orientation="column" table:used-hierarchy="0" table:function="auto">
            <table:data-pilot-level table:show-empty="false" calcext:repeat-item-labels="false">
              <table:data-pilot-members>
                <table:data-pilot-member table:name="B" table:display="true" table:show-details="true"/>
                <table:data-pilot-member table:name="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me" table:orientation="row" table:used-hierarchy="0" table:function="auto">
            <table:data-pilot-level table:show-empty="false" calcext:repeat-item-labels="false">
              <table:data-pilot-members>
                <table:data-pilot-member table:name="あ" table:display="true" table:show-details="true"/>
                <table:data-pilot-member table:name="い" table:display="true" table:show-details="true"/>
                <table:data-pilot-member table:name="う" table:display="true" table:show-details="true"/>
                <table:data-pilot-member table:name="え" table:display="true" table:show-details="true"/>
                <table:data-pilot-member table:name="お" table:display="true" table:show-details="true"/>
                <table:data-pilot-member table:name="か" table:display="true" table:show-details="true"/>
                <table:data-pilot-member table:name="き" table:display="true" table:show-details="true"/>
                <table:data-pilot-member table:name="く" table:display="true" table:show-details="true"/>
                <table:data-pilot-member table:name="け" table:display="true" table:show-details="true"/>
                <table:data-pilot-member table:name="こ" table:display="true" table:show-details="true"/>
                <table:data-pilot-member table:name="さ" table:display="true" table:show-details="true"/>
                <table:data-pilot-member table:name="し" table:display="true" table:show-details="true"/>
                <table:data-pilot-member table:name="す" table:display="true" table:show-details="true"/>
                <table:data-pilot-member table:name="せ" table:display="true" table:show-details="true"/>
                <table:data-pilot-member table:name="そ" table:display="true" table:show-details="true"/>
                <table:data-pilot-member table:name="た" table:display="true" table:show-details="true"/>
                <table:data-pilot-member table:name="ち" table:display="true" table:show-details="true"/>
                <table:data-pilot-member table:name="つ" table:display="true" table:show-details="true"/>
                <table:data-pilot-member table:name="て" table:display="true" table:show-details="true"/>
                <table:data-pilot-member table:name="と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ce" table:orientation="data" table:used-hierarchy="0" table:function="sum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p_glc.A1:p_glc.I24" table:buttons="p_glc.A3 p_glc.B3 p_glc.C1 p_glc.D1" table:show-filter-button="false" table:drill-down-on-double-click="false">
          <table:source-cell-range table:cell-range-address="Sheet1.A1:Sheet1.C21"/>
          <table:data-pilot-field table:source-field-name="Class2" table:orientation="column" table:used-hierarchy="-1" table:function="auto">
            <table:data-pilot-level calcext:repeat-item-labels="false">
              <table:data-pilot-members>
                <table:data-pilot-member table:name="ABC" table:display="true" table:show-details="true"/>
              </table:data-pilot-members>
            </table:data-pilot-level>
            <table:data-pilot-groups table:source-field-name="Class">
              <table:data-pilot-group table:name="ABC">
                <table:data-pilot-group-member table:name="C"/>
                <table:data-pilot-group-member table:name="A"/>
                <table:data-pilot-group-member table:name="B"/>
              </table:data-pilot-group>
              <table:data-pilot-group table:name="XYZ">
                <table:data-pilot-group-member table:name="Z"/>
                <table:data-pilot-group-member table:name="X"/>
                <table:data-pilot-group-member table:name="Y"/>
              </table:data-pilot-group>
            </table:data-pilot-groups>
          </table:data-pilot-field>
          <table:data-pilot-field table:source-field-name="Name2" table:orientation="row" table:used-hierarchy="-1" table:function="auto">
            <table:data-pilot-level calcext:repeat-item-labels="false">
              <table:data-pilot-members>
                <table:data-pilot-member table:name="あ行" table:display="true" table:show-details="true"/>
                <table:data-pilot-member table:name="か行" table:display="true" table:show-details="true"/>
                <table:data-pilot-member table:name="さ行" table:display="true" table:show-details="true"/>
                <table:data-pilot-member table:name="た行" table:display="true" table:show-details="true"/>
              </table:data-pilot-members>
            </table:data-pilot-level>
            <table:data-pilot-groups table:source-field-name="Name">
              <table:data-pilot-group table:name="あ行">
                <table:data-pilot-group-member table:name="お"/>
                <table:data-pilot-group-member table:name="え"/>
                <table:data-pilot-group-member table:name="う"/>
                <table:data-pilot-group-member table:name="あ"/>
                <table:data-pilot-group-member table:name="い"/>
              </table:data-pilot-group>
              <table:data-pilot-group table:name="か行">
                <table:data-pilot-group-member table:name="こ"/>
                <table:data-pilot-group-member table:name="け"/>
                <table:data-pilot-group-member table:name="く"/>
                <table:data-pilot-group-member table:name="か"/>
                <table:data-pilot-group-member table:name="き"/>
              </table:data-pilot-group>
              <table:data-pilot-group table:name="さ行">
                <table:data-pilot-group-member table:name="そ"/>
                <table:data-pilot-group-member table:name="せ"/>
                <table:data-pilot-group-member table:name="す"/>
                <table:data-pilot-group-member table:name="さ"/>
                <table:data-pilot-group-member table:name="し"/>
              </table:data-pilot-group>
              <table:data-pilot-group table:name="た行">
                <table:data-pilot-group-member table:name="つ"/>
                <table:data-pilot-group-member table:name="て"/>
                <table:data-pilot-group-member table:name="た"/>
                <table:data-pilot-group-member table:name="と"/>
                <table:data-pilot-group-member table:name="ち"/>
              </table:data-pilot-group>
            </table:data-pilot-groups>
          </table:data-pilot-field>
          <table:data-pilot-field table:source-field-name="Class" table:orientation="column" table:used-hierarchy="0" table:function="auto">
            <table:data-pilot-level table:show-empty="false" calcext:repeat-item-labels="false">
              <table:data-pilot-members>
                <table:data-pilot-member table:name="B" table:display="true" table:show-details="true"/>
                <table:data-pilot-member table:name="C" table:display="true" table:show-details="true"/>
                <table:data-pilot-member table:name="A" table:display="true" table:show-details="true"/>
                <table:data-pilot-member table:name="X" table:display="true" table:show-details="true"/>
                <table:data-pilot-member table:name="Y" table:display="true" table:show-details="true"/>
                <table:data-pilot-member table:name="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me" table:orientation="row" table:used-hierarchy="0" table:function="auto">
            <table:data-pilot-level table:show-empty="false" calcext:repeat-item-labels="false">
              <table:data-pilot-members>
                <table:data-pilot-member table:name="あ" table:display="true" table:show-details="true"/>
                <table:data-pilot-member table:name="い" table:display="true" table:show-details="true"/>
                <table:data-pilot-member table:name="う" table:display="true" table:show-details="true"/>
                <table:data-pilot-member table:name="え" table:display="true" table:show-details="true"/>
                <table:data-pilot-member table:name="お" table:display="true" table:show-details="true"/>
                <table:data-pilot-member table:name="か" table:display="true" table:show-details="true"/>
                <table:data-pilot-member table:name="き" table:display="true" table:show-details="true"/>
                <table:data-pilot-member table:name="く" table:display="true" table:show-details="true"/>
                <table:data-pilot-member table:name="け" table:display="true" table:show-details="true"/>
                <table:data-pilot-member table:name="こ" table:display="true" table:show-details="true"/>
                <table:data-pilot-member table:name="さ" table:display="true" table:show-details="true"/>
                <table:data-pilot-member table:name="し" table:display="true" table:show-details="true"/>
                <table:data-pilot-member table:name="す" table:display="true" table:show-details="true"/>
                <table:data-pilot-member table:name="せ" table:display="true" table:show-details="true"/>
                <table:data-pilot-member table:name="そ" table:display="true" table:show-details="true"/>
                <table:data-pilot-member table:name="た" table:display="true" table:show-details="true"/>
                <table:data-pilot-member table:name="ち" table:display="true" table:show-details="true"/>
                <table:data-pilot-member table:name="つ" table:display="true" table:show-details="true"/>
                <table:data-pilot-member table:name="て" table:display="true" table:show-details="true"/>
                <table:data-pilot-member table:name="と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ce" table:orientation="data" table:used-hierarchy="0" table:function="sum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7" table:application-data="" table:target-range-address="p_glcn.A1:p_glcn.D7" table:buttons="p_glcn.A2 p_glcn.B1" table:show-filter-button="false" table:drill-down-on-double-click="false">
          <table:source-cell-range table:cell-range-address="Sheet1.A1:Sheet1.C21"/>
          <table:data-pilot-field table:source-field-name="Class2" table:orientation="column" table:used-hierarchy="-1" table:function="auto">
            <table:data-pilot-level calcext:repeat-item-labels="false">
              <table:data-pilot-members>
                <table:data-pilot-member table:name="ABC" table:display="true" table:show-details="false"/>
                <table:data-pilot-member table:name="XYZ" table:display="true" table:show-details="false"/>
              </table:data-pilot-members>
            </table:data-pilot-level>
            <table:data-pilot-groups table:source-field-name="Class">
              <table:data-pilot-group table:name="ABC">
                <table:data-pilot-group-member table:name="C"/>
                <table:data-pilot-group-member table:name="A"/>
                <table:data-pilot-group-member table:name="B"/>
              </table:data-pilot-group>
              <table:data-pilot-group table:name="XYZ">
                <table:data-pilot-group-member table:name="Z"/>
                <table:data-pilot-group-member table:name="X"/>
                <table:data-pilot-group-member table:name="Y"/>
              </table:data-pilot-group>
            </table:data-pilot-groups>
          </table:data-pilot-field>
          <table:data-pilot-field table:source-field-name="Name2" table:orientation="row" table:used-hierarchy="-1" table:function="auto">
            <table:data-pilot-level calcext:repeat-item-labels="false">
              <table:data-pilot-members>
                <table:data-pilot-member table:name="あ行" table:display="true" table:show-details="false"/>
                <table:data-pilot-member table:name="か行" table:display="true" table:show-details="false"/>
                <table:data-pilot-member table:name="さ行" table:display="true" table:show-details="false"/>
                <table:data-pilot-member table:name="た行" table:display="true" table:show-details="false"/>
              </table:data-pilot-members>
            </table:data-pilot-level>
            <table:data-pilot-groups table:source-field-name="Name">
              <table:data-pilot-group table:name="あ行">
                <table:data-pilot-group-member table:name="お"/>
                <table:data-pilot-group-member table:name="え"/>
                <table:data-pilot-group-member table:name="う"/>
                <table:data-pilot-group-member table:name="あ"/>
                <table:data-pilot-group-member table:name="い"/>
              </table:data-pilot-group>
              <table:data-pilot-group table:name="か行">
                <table:data-pilot-group-member table:name="こ"/>
                <table:data-pilot-group-member table:name="け"/>
                <table:data-pilot-group-member table:name="く"/>
                <table:data-pilot-group-member table:name="か"/>
                <table:data-pilot-group-member table:name="き"/>
              </table:data-pilot-group>
              <table:data-pilot-group table:name="さ行">
                <table:data-pilot-group-member table:name="そ"/>
                <table:data-pilot-group-member table:name="せ"/>
                <table:data-pilot-group-member table:name="す"/>
                <table:data-pilot-group-member table:name="さ"/>
                <table:data-pilot-group-member table:name="し"/>
              </table:data-pilot-group>
              <table:data-pilot-group table:name="た行">
                <table:data-pilot-group-member table:name="つ"/>
                <table:data-pilot-group-member table:name="て"/>
                <table:data-pilot-group-member table:name="た"/>
                <table:data-pilot-group-member table:name="と"/>
                <table:data-pilot-group-member table:name="ち"/>
              </table:data-pilot-group>
            </table:data-pilot-groups>
          </table:data-pilot-field>
          <table:data-pilot-field table:source-field-name="Class" table:orientation="column" table:used-hierarchy="0" table:function="auto">
            <table:data-pilot-level table:show-empty="false" calcext:repeat-item-labels="false">
              <table:data-pilot-members>
                <table:data-pilot-member table:name="B" table:display="true" table:show-details="true"/>
                <table:data-pilot-member table:name="C" table:display="true" table:show-details="true"/>
                <table:data-pilot-member table:name="A" table:display="true" table:show-details="true"/>
                <table:data-pilot-member table:name="X" table:display="true" table:show-details="true"/>
                <table:data-pilot-member table:name="Y" table:display="true" table:show-details="true"/>
                <table:data-pilot-member table:name="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me" table:orientation="row" table:used-hierarchy="0" table:function="auto">
            <table:data-pilot-level table:show-empty="false" calcext:repeat-item-labels="false">
              <table:data-pilot-members>
                <table:data-pilot-member table:name="あ" table:display="true" table:show-details="true"/>
                <table:data-pilot-member table:name="い" table:display="true" table:show-details="true"/>
                <table:data-pilot-member table:name="う" table:display="true" table:show-details="true"/>
                <table:data-pilot-member table:name="え" table:display="true" table:show-details="true"/>
                <table:data-pilot-member table:name="お" table:display="true" table:show-details="true"/>
                <table:data-pilot-member table:name="か" table:display="true" table:show-details="true"/>
                <table:data-pilot-member table:name="き" table:display="true" table:show-details="true"/>
                <table:data-pilot-member table:name="く" table:display="true" table:show-details="true"/>
                <table:data-pilot-member table:name="け" table:display="true" table:show-details="true"/>
                <table:data-pilot-member table:name="こ" table:display="true" table:show-details="true"/>
                <table:data-pilot-member table:name="さ" table:display="true" table:show-details="true"/>
                <table:data-pilot-member table:name="し" table:display="true" table:show-details="true"/>
                <table:data-pilot-member table:name="す" table:display="true" table:show-details="true"/>
                <table:data-pilot-member table:name="せ" table:display="true" table:show-details="true"/>
                <table:data-pilot-member table:name="そ" table:display="true" table:show-details="true"/>
                <table:data-pilot-member table:name="た" table:display="true" table:show-details="true"/>
                <table:data-pilot-member table:name="ち" table:display="true" table:show-details="true"/>
                <table:data-pilot-member table:name="つ" table:display="true" table:show-details="true"/>
                <table:data-pilot-member table:name="て" table:display="true" table:show-details="true"/>
                <table:data-pilot-member table:name="と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ce" table:orientation="data" table:used-hierarchy="0" table:function="sum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00/00/00</text:date>, <text:time style:data-style-name="N2" text:time-value="10:15:47.45631415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17:59:49.336496632</meta:creation-date>
    <dc:date>2020-10-13T10:18:59.903700514</dc:date>
    <meta:editing-duration>PT33M38S</meta:editing-duration>
    <meta:editing-cycles>7</meta:editing-cycles>
    <meta:generator>LibreOffice/6.1.5.2$Linux_ARM_EABI LibreOffice_project/10$Build-2</meta:generator>
    <meta:document-statistic meta:table-count="8" meta:cell-count="521" meta:object-count="0"/>
  </office:meta>
</office:document-meta>
</file>